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Default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aczm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Igna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Woźnia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Erazi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G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ó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Jawo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ani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To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Henry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owa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Adam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Ignac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ata</text:p>
          </table:table-cell>
          <table:table-cell table:style-name="ce2" office:value-type="string" calcext:value-type="string">
            <text:p>Włod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Szy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Wil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Ziel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Dąb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Andrz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Paw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Kowa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Ż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es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Kr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zur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rób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Czaj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Kam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Przyby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N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Cieś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Nawro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Chojn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Sze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Du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Kołodzie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wia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Igna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Maci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asi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io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Kowal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Ol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M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Ciesie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ylwester</text:p>
          </table:table-cell>
          <table:table-cell table:style-name="ce2" office:value-type="string" calcext:value-type="string">
            <text:p>Ziół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Czerw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Dobro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To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Za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Zawadz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Paw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Paw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Jaku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Stankiewic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M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Jaros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Chmie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ikołaj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Las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oz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Lesz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ł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Szczep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Sob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Wawrzynia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r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aczma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Szul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Ru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an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Błasz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ietr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Toma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Kali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Or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arci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Bo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Li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Szczep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Brzez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Erat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Kar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Kucha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Mich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Do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Jastrzęb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ad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Mali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Li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rtur</text:p>
          </table:table-cell>
          <table:table-cell table:style-name="ce2" office:value-type="string" calcext:value-type="string">
            <text:p>Wiśni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ud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Mró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Erazmu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Henry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ylwia</text:p>
          </table:table-cell>
          <table:table-cell table:style-name="ce2" office:value-type="string" calcext:value-type="string">
            <text:p>Ko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Łu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Ignacz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Piąt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No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Gra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i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Now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Zakr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Bo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Wal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rzoz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Jas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Sta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ępień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aźmier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kiewic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Pias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ierzb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Domagał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Edyta</text:p>
          </table:table-cell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Sok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Kozio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Urb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yso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Siko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Igna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Kow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Sa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usia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Bara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Sikor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Jabło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Czarn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Os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Wojciech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Po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ja</text:p>
          </table:table-cell>
          <table:table-cell table:style-name="ce2" office:value-type="string" calcext:value-type="string">
            <text:p>Kołodziej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Zają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neta</text:p>
          </table:table-cell>
          <table:table-cell table:style-name="ce2" office:value-type="string" calcext:value-type="string">
            <text:p>Era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Bą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Urb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ieczo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łeć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Najlepsi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named-expressions/>
      <table:database-ranges>
        <table:database-range table:name="Alfabetycznie" table:target-range-address="Alfabetycznie.K13:Alfabetycznie.K13" table:contains-header="false"/>
        <table:database-range table:name="Egzaminy" table:target-range-address="Egzaminy.A1:Egzaminy.A1" table:on-update-keep-styles="true" table:on-update-keep-size="false"/>
        <table:database-range table:name="Klasy" table:target-range-address="Klasy.A1:Klasy.A1" table:on-update-keep-styles="true" table:on-update-keep-size="false"/>
        <table:database-range table:name="Najlepsi" table:target-range-address="Najlepsi.A1:Najlepsi.A1" table:on-update-keep-styles="true" table:on-update-keep-size="false"/>
        <table:database-range table:name="Płeć" table:target-range-address="Płeć.A1:Płeć.A1" table:on-update-keep-styles="true" table:on-update-keep-size="false"/>
        <table:database-range table:name="__Anonymous_Sheet_DB__0" table:target-range-address="Alfabetycznie.A1:Alfabetycznie.I166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Alfabetycznie.A1:Alfabetycznie.I166">
          <table:sort table:target-range-address="Najlepsi.A1">
            <table:sort-by table:field-number="7" table:order="descending" table:data-type="automatic"/>
          </table:sort>
        </table:database-range>
        <table:database-range table:name="__Anonymous_Sheet_DB__3" table:target-range-address="Egzaminy.A1:Egzaminy.I166" table:display-filter-buttons="true">
          <table:sort>
            <table:sort-by table:field-number="7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 table:display-filter-buttons="true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  <table:filter-condition table:field-number="7" table:data-type="number" table:value="67" table:operator="!empty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8:21:07.46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03-16T20:53:01.581000000</dc:date>
    <meta:generator>LibreOffice/5.2.2.2$Windows_X86_64 LibreOffice_project/8f96e87c890bf8fa77463cd4b640a2312823f3ad</meta:generator>
    <meta:editing-duration>PT45M11S</meta:editing-duration>
    <meta:editing-cycles>10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